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7611F0B0E7F4FA7D3D.png" manifest:media-type="image/png"/>
  <manifest:file-entry manifest:full-path="Pictures/1000000100000500000001879F223C312AED5ECE.png" manifest:media-type="image/png"/>
  <manifest:file-entry manifest:full-path="Pictures/1000000100000A0000000400D6F8DC3A9F069F41.png" manifest:media-type="image/png"/>
  <manifest:file-entry manifest:full-path="Pictures/100000000000020000000200B50FBD120677E536.png" manifest:media-type="image/png"/>
  <manifest:file-entry manifest:full-path="Pictures/1000000100000737000007FF84A6F772AD3EF4C1.png" manifest:media-type="image/png"/>
  <manifest:file-entry manifest:full-path="Pictures/100000010000080000000800D2C3C383E3111AA1.png" manifest:media-type="image/png"/>
  <manifest:file-entry manifest:full-path="Pictures/10000001000002A4000000C236C1C7ECAFDC668C.png" manifest:media-type="image/png"/>
  <manifest:file-entry manifest:full-path="Pictures/10000000000000E5000000DC4C3895F5E309403E.png" manifest:media-type="image/png"/>
  <manifest:file-entry manifest:full-path="Pictures/10000001000001E0000001E06CE49FD0088473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1cm, 0cm, 5.572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14cm, 8.338cm, 4.391cm, 8.255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511cm" svg:height="2.857cm" svg:x="1.435cm" svg:y="0.954cm">
            <draw:image xlink:href="Pictures/10000001000001E0000001E06CE49FD0088473B3.png" xlink:type="simple" xlink:show="embed" xlink:actuate="onLoad" draw:mime-type="image/png">
              <text:p/>
            </draw:image>
          </draw:frame>
          <draw:frame draw:style-name="gr2" draw:text-style-name="P1" draw:layer="layout" svg:width="3.045cm" svg:height="2.925cm" svg:x="8.143cm" svg:y="0.92cm">
            <draw:image xlink:href="Pictures/10000000000000E5000000DC4C3895F5E309403E.png" xlink:type="simple" xlink:show="embed" xlink:actuate="onLoad" draw:mime-type="image/png">
              <text:p/>
            </draw:image>
          </draw:frame>
          <draw:frame draw:style-name="gr2" draw:text-style-name="P1" draw:layer="layout" svg:width="8.413cm" svg:height="2.415cm" svg:x="11.568cm" svg:y="1.175cm">
            <draw:image xlink:href="Pictures/10000001000002A4000000C236C1C7ECAFDC668C.png" xlink:type="simple" xlink:show="embed" xlink:actuate="onLoad" draw:mime-type="image/png">
              <text:p/>
            </draw:image>
          </draw:frame>
          <draw:frame draw:style-name="gr2" draw:text-style-name="P1" draw:layer="layout" svg:width="3.493cm" svg:height="3.493cm" svg:x="25.463cm" svg:y="0.476cm">
            <draw:image xlink:href="Pictures/100000010000080000000800D2C3C383E3111AA1.png" xlink:type="simple" xlink:show="embed" xlink:actuate="onLoad" draw:mime-type="image/png">
              <text:p/>
            </draw:image>
          </draw:frame>
          <draw:frame draw:style-name="gr2" draw:text-style-name="P1" draw:layer="layout" svg:width="3.152cm" svg:height="3.493cm" svg:x="46.213cm" svg:y="0.476cm">
            <draw:image xlink:href="Pictures/1000000100000737000007FF84A6F772AD3EF4C1.png" xlink:type="simple" xlink:show="embed" xlink:actuate="onLoad" draw:mime-type="image/png">
              <text:p/>
            </draw:image>
          </draw:frame>
          <draw:frame draw:style-name="gr2" draw:text-style-name="P1" draw:layer="layout" svg:width="3.296cm" svg:height="3.296cm" svg:x="29.352cm" svg:y="0.574cm">
            <draw:image xlink:href="Pictures/100000000000020000000200B50FBD120677E536.png" xlink:type="simple" xlink:show="embed" xlink:actuate="onLoad" draw:mime-type="image/png">
              <text:p/>
            </draw:image>
          </draw:frame>
          <draw:frame draw:style-name="gr2" draw:text-style-name="P1" draw:layer="layout" svg:width="6.352cm" svg:height="2.54cm" svg:x="32.848cm" svg:y="0.952cm">
            <draw:image xlink:href="Pictures/1000000100000A0000000400D6F8DC3A9F069F41.png" xlink:type="simple" xlink:show="embed" xlink:actuate="onLoad" draw:mime-type="image/png">
              <text:p/>
            </draw:image>
          </draw:frame>
          <draw:frame draw:style-name="gr2" draw:text-style-name="P1" draw:layer="layout" svg:width="6.552cm" svg:height="2.001cm" svg:x="39.398cm" svg:y="1.222cm">
            <draw:image xlink:href="Pictures/1000000100000500000001879F223C312AED5ECE.png" xlink:type="simple" xlink:show="embed" xlink:actuate="onLoad" draw:mime-type="image/png">
              <text:p/>
            </draw:image>
          </draw:frame>
          <draw:frame draw:style-name="gr3" draw:text-style-name="P1" draw:layer="layout" svg:width="4.717cm" svg:height="2.54cm" svg:x="20.197cm" svg:y="1.112cm">
            <draw:image xlink:href="Pictures/10000000000004B00000027611F0B0E7F4FA7D3D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4.4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7T08:16:58.958889737</meta:creation-date>
    <dc:date>2023-04-17T09:05:07.843032084</dc:date>
    <meta:editing-duration>PT19M50S</meta:editing-duration>
    <meta:editing-cycles>5</meta:editing-cycles>
    <meta:generator>LibreOffice/7.3.7.2$Linux_X86_64 LibreOffice_project/30$Build-2</meta:generator>
    <meta:document-statistic meta:object-count="10"/>
  </office:meta>
</office:document-meta>
</file>